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3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hap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tbox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ntity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HealthPotion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ovingEntity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pell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ameraMovement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Event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AnimationEvent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string" calcext:value-type="string">
            <text:p>CameraEvent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EntranceEvent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FallEvent</text:p>
          </table:table-cell>
          <table:table-cell office:value-type="float" office:value="4004" calcext:value-type="float">
            <text:p>400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19:37:26.8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7M36S</meta:editing-duration>
    <meta:editing-cycles>9</meta:editing-cycles>
    <meta:generator>LibreOffice/5.0.0.5$Windows_x86 LibreOffice_project/1b1a90865e348b492231e1c451437d7a15bb262b</meta:generator>
    <dc:date>2015-08-15T19:37:39.316000000</dc:date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